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Manager.addIvyListener( IvyListener listener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anager.hasTransferListener( Transf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anager.transferProgress( Transfer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Manager.hasIvyListener( Ivy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anager.addTransferListener( Transf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anager.fireIvyEvent( IvyEvent ev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Manager.fireTransferEvent( TransferEvent ev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Manager.addIvyListener( IvyListener listener , String ev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anager.removeIvyListener( IvyListener liste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Manager.removeTransferListener( Transf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anager.addIvyListener( Ivy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